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59.65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28.3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3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Non altered plagioclase with polysynthetic twinning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lotriomorphic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leavage</text:p>
          </table:table-cell>
          <table:table-cell office:value-type="string" table:style-name="ce5">
            <text:p>Microfractures in the plagioclase crystals, parallel to each other stuffed by mica. They may correspond to a cleavage direction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important although it is seen in very few crysta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Obliqu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Polysynthetic and simple twinning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Apatite 2,5%</text:p>
          </table:table-cell>
          <table:table-cell office:value-type="string" table:style-name="ce5">
            <text:p>Biotite 2,5%</text:p>
          </table:table-cell>
          <table:table-cell table:number-columns-repeated="16381"/>
        </table:table-row>
        <table:table-row table:number-rows-repeated="1048575"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8">
            <text:p>General characteristics of the mineral</text:p>
          </table:table-cell>
          <table:table-cell office:value-type="string" table:style-name="ce5">
            <text:p>Plagioclas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9">
            <text:p>Albita NaAlSi<text:span text:style-name="T2">3</text:span>O<text:span text:style-name="T2">8</text:span><text:s/>- Anortita CaAl<text:span text:style-name="T2">2</text:span>Si<text:span text:style-name="T2">2</text:span>O<text:span text:style-name="T2">8</text:span><text:s/>- General (Na,Ca)(Si,Al)<text:span text:style-name="T2">3</text:span>O<text:span text:style-name="T2">8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Hypidiomorphic usually with tabular habi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{001} perfect, {010} good, {110} poor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Alteration</text:p>
          </table:table-cell>
          <table:table-cell office:value-type="string" table:style-name="ce5">
            <text:p>To sericite, caolinite, montmorillonite, escapolite, prehnite, zeolites. It can mark the zonation or advance according to macles or cleavag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white and yellow tones of 1st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Obliqu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Polysynthetic and simp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Albite (infrequent) anortite (frequent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 (albite), negative (anortite)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29:38Z</dc:date>
    <meta:editing-cycles>11</meta:editing-cycles>
    <meta:editing-duration>PT5651S</meta:editing-duration>
  </office:meta>
</office:document-meta>
</file>